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51c" officeooo:paragraph-rsid="0013251c"/>
    </style:style>
    <style:style style:name="P2" style:family="paragraph" style:parent-style-name="Standard">
      <style:text-properties officeooo:rsid="00137c34" officeooo:paragraph-rsid="00137c34"/>
    </style:style>
    <style:style style:name="P3" style:family="paragraph" style:parent-style-name="Standard">
      <style:text-properties officeooo:rsid="00156e97" officeooo:paragraph-rsid="00156e97"/>
    </style:style>
    <style:style style:name="P4" style:family="paragraph" style:parent-style-name="Standard">
      <style:text-properties officeooo:rsid="0016e63d" officeooo:paragraph-rsid="0016e63d"/>
    </style:style>
    <style:style style:name="P5" style:family="paragraph" style:parent-style-name="Standard">
      <style:text-properties officeooo:rsid="0017f33e" officeooo:paragraph-rsid="0017f33e"/>
    </style:style>
    <style:style style:name="P6" style:family="paragraph" style:parent-style-name="Standard">
      <style:text-properties officeooo:rsid="0018c54b" officeooo:paragraph-rsid="0018c54b"/>
    </style:style>
    <style:style style:name="P7" style:family="paragraph" style:parent-style-name="Standard">
      <style:text-properties officeooo:rsid="001a81c7" officeooo:paragraph-rsid="001a81c7"/>
    </style:style>
    <style:style style:name="P8" style:family="paragraph" style:parent-style-name="Standard">
      <style:text-properties fo:font-weight="normal" officeooo:rsid="001d545a" officeooo:paragraph-rsid="001d545a" style:font-weight-asian="normal" style:font-weight-complex="normal"/>
    </style:style>
    <style:style style:name="P9" style:family="paragraph" style:parent-style-name="Standard">
      <style:text-properties fo:font-weight="normal" officeooo:rsid="001e4c07" officeooo:paragraph-rsid="001e4c07" style:font-weight-asian="normal" style:font-weight-complex="normal"/>
    </style:style>
    <style:style style:name="P10" style:family="paragraph" style:parent-style-name="Standard">
      <style:text-properties fo:font-weight="normal" officeooo:rsid="001f3883" officeooo:paragraph-rsid="001f3883" style:font-weight-asian="normal" style:font-weight-complex="normal"/>
    </style:style>
    <style:style style:name="P11" style:family="paragraph" style:parent-style-name="Standard">
      <style:text-properties fo:font-weight="normal" officeooo:rsid="00200720" officeooo:paragraph-rsid="00200720" style:font-weight-asian="normal" style:font-weight-complex="normal"/>
    </style:style>
    <style:style style:name="P12" style:family="paragraph" style:parent-style-name="Standard">
      <style:text-properties fo:font-weight="normal" officeooo:rsid="0021bcb3" officeooo:paragraph-rsid="0021bcb3" style:font-weight-asian="normal" style:font-weight-complex="normal"/>
    </style:style>
    <style:style style:name="P13" style:family="paragraph" style:parent-style-name="Standard">
      <style:text-properties fo:font-weight="normal" officeooo:rsid="002323ec" officeooo:paragraph-rsid="002323ec" style:font-weight-asian="normal" style:font-weight-complex="normal"/>
    </style:style>
    <style:style style:name="P14" style:family="paragraph" style:parent-style-name="Standard">
      <style:text-properties fo:font-weight="normal" officeooo:rsid="00242f46" officeooo:paragraph-rsid="00242f46" style:font-weight-asian="normal" style:font-weight-complex="normal"/>
    </style:style>
    <style:style style:name="P15" style:family="paragraph" style:parent-style-name="Standard">
      <style:paragraph-properties fo:break-before="page"/>
      <style:text-properties fo:font-weight="normal" officeooo:rsid="00242f46" officeooo:paragraph-rsid="00242f46" style:font-weight-asian="normal" style:font-weight-complex="normal"/>
    </style:style>
    <style:style style:name="P16" style:family="paragraph" style:parent-style-name="Standard">
      <style:text-properties fo:font-weight="normal" officeooo:rsid="002614d5" officeooo:paragraph-rsid="002614d5" style:font-weight-asian="normal" style:font-weight-complex="normal"/>
    </style:style>
    <style:style style:name="P17" style:family="paragraph" style:parent-style-name="Standard">
      <style:text-properties fo:font-weight="normal" officeooo:rsid="0017f33e" officeooo:paragraph-rsid="0016e63d" style:font-weight-asian="normal" style:font-weight-complex="normal"/>
    </style:style>
    <style:style style:name="P18" style:family="paragraph" style:parent-style-name="Standard">
      <style:text-properties fo:font-weight="normal" officeooo:rsid="0017f33e" officeooo:paragraph-rsid="0017f33e" style:font-weight-asian="normal" style:font-weight-complex="normal"/>
    </style:style>
    <style:style style:name="P19" style:family="paragraph" style:parent-style-name="Standard">
      <style:text-properties fo:font-weight="normal" officeooo:rsid="0016e63d" officeooo:paragraph-rsid="0016e63d" style:font-weight-asian="normal" style:font-weight-complex="normal"/>
    </style:style>
    <style:style style:name="P20" style:family="paragraph" style:parent-style-name="Standard">
      <style:text-properties fo:font-weight="normal" officeooo:rsid="0018c54b" officeooo:paragraph-rsid="0017f33e" style:font-weight-asian="normal" style:font-weight-complex="normal"/>
    </style:style>
    <style:style style:name="P21" style:family="paragraph" style:parent-style-name="Standard">
      <style:text-properties fo:font-weight="normal" officeooo:rsid="0018c54b" officeooo:paragraph-rsid="0018c54b" style:font-weight-asian="normal" style:font-weight-complex="normal"/>
    </style:style>
    <style:style style:name="P22" style:family="paragraph" style:parent-style-name="Standard">
      <style:text-properties fo:font-weight="normal" officeooo:rsid="001a81c7" officeooo:paragraph-rsid="0018c54b" style:font-weight-asian="normal" style:font-weight-complex="normal"/>
    </style:style>
    <style:style style:name="P23" style:family="paragraph" style:parent-style-name="Standard">
      <style:text-properties fo:font-weight="normal" officeooo:rsid="001a81c7" officeooo:paragraph-rsid="001a81c7" style:font-weight-asian="normal" style:font-weight-complex="normal"/>
    </style:style>
    <style:style style:name="P24" style:family="paragraph" style:parent-style-name="Standard">
      <style:text-properties fo:font-weight="bold" officeooo:rsid="0016e63d" officeooo:paragraph-rsid="0016e63d" style:font-weight-asian="bold" style:font-weight-complex="bold"/>
    </style:style>
    <style:style style:name="P25" style:family="paragraph" style:parent-style-name="Standard">
      <style:text-properties fo:font-weight="bold" officeooo:rsid="001c43b8" officeooo:paragraph-rsid="001c43b8"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f388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f33e" style:font-weight-asian="normal" style:font-weight-complex="normal"/>
    </style:style>
    <style:style style:name="T5" style:family="text">
      <style:text-properties fo:font-weight="normal" officeooo:rsid="0018c54b" style:font-weight-asian="normal" style:font-weight-complex="normal"/>
    </style:style>
    <style:style style:name="T6" style:family="text">
      <style:text-properties fo:font-weight="normal" officeooo:rsid="001a81c7" style:font-weight-asian="normal" style:font-weight-complex="normal"/>
    </style:style>
    <style:style style:name="T7" style:family="text">
      <style:text-properties style:text-position="0% 100%" fo:font-weight="bold" style:font-weight-asian="bold" style:font-weight-complex="bold"/>
    </style:style>
    <style:style style:name="T8" style:family="text">
      <style:text-properties officeooo:rsid="001f3883"/>
    </style:style>
    <style:style style:name="T9" style:family="text">
      <style:text-properties officeooo:rsid="00200720"/>
    </style:style>
    <style:style style:name="T10" style:family="text">
      <style:text-properties officeooo:rsid="0021bc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htlikud arendused</text:p>
      <text:p text:style-name="P1"/>
      <text:p text:style-name="P1">Ära tee tingimata nii nagu ülesande kirjelduses. Võta alati pool tundi, et uurida, kuidas see arendus muudab olemasolevat loogikat, mida see võib ära lõhkuda..</text:p>
      <text:p text:style-name="P1"/>
      <text:p text:style-name="P1">Ladu ja raamatupidamine on kõige olulisemad, mida ei tohi ära lõhkuda</text:p>
      <text:p text:style-name="P1"/>
      <text:p text:style-name="P1"/>
      <text:p text:style-name="P1">compute ja store: </text:p>
      <text:p text:style-name="P1"/>
      <text:p text:style-name="P1">kui column on andmebaasis olemas, siis compute ei jookse.</text:p>
      <text:p text:style-name="P1">Vaata _auto_init(self). - triggeri loomine compute-ile </text:p>
      <text:p text:style-name="P1"/>
      <text:p text:style-name="P1">Rekursiivne SQL – väga kasulik, õpi ära. </text:p>
      <text:p text:style-name="P1"/>
      <text:p text:style-name="P7">Kui dependsi pole, siis arvutatakse ainult vaate avamisel – aga igal vaate avamisel. Store-iga ainult installimisel ja siis kasutatakse seda.</text:p>
      <text:p text:style-name="P7"/>
      <text:p text:style-name="P7">Precompute on selle jaoks, kui sa searchid asju, siis ta arvutatakse enne välja, nagu ta oleks vaates juba olemas.</text:p>
      <text:p text:style-name="P1"/>
      <text:p text:style-name="P1"/>
      <text:p text:style-name="P2">FLOAT – ui võib ära peita komakohad. Suurimad vead tulevad ikkagi meie endi arendustest. </text:p>
      <text:p text:style-name="P2">DIGITS parameeter on väga oluline selle jaoks – määrab, mitu komakohta kasutatakse, Odoo ümmardab ise automaaatselt. Digits tegelikult on kaheosaline – (12, 8) 1) täiskohad 2) komakohad</text:p>
      <text:p text:style-name="P2">… numeric vs doubleprecision. Doubleprecision on vale ümmardamisega ja kasutatakse kui Float väljal pole digits väärtust</text:p>
      <text:p text:style-name="P2"/>
      <text:p text:style-name="P2">digits = (0,0) on lõpmatu täpsus, aga teisendab numerikuks ja ei tee seda DB lugemise float ümmardamise errorit</text:p>
      <text:p text:style-name="P1"/>
      <text:p text:style-name="P1"/>
      <text:p text:style-name="P1"/>
      <text:p text:style-name="P3">unlinkimine ja ondelete parameeter</text:p>
      <text:p text:style-name="P3"/>
      <text:p text:style-name="P3">kui määrad “required” (välja enda peal, mitte ainult vaates) siis pannakse ka “ondelete=restrict”</text:p>
      <text:p text:style-name="P3">teoreetiliselt on võimalik ka oma parameeter ondelete-ile määrata, panna sinna oma funktsioon.</text:p>
      <text:p text:style-name="P3"/>
      <text:p text:style-name="P3">Cascade-iga tuleb ettevaatlik olla. Kui see objekt on kusagil veel olemas, tuleb arhiveerimisloogika luua. <text:s/></text:p>
      <text:p text:style-name="P3"/>
      <text:p text:style-name="P4">Merge funktsionaalsus on ka olemas. Selle jaoks on äge funktsioon, mida saab mujal ka kasutada. </text:p>
      <text:p text:style-name="P4">get_fn_keys, fix_foreign_keys, <text:span text:style-name="T1">_get_fk_on </text:span><text:span text:style-name="T3">funktsioonides SQL päring on see, mis teeb seda.</text:span></text:p>
      <text:p text:style-name="P4"><text:span text:style-name="T3">- </text:span><text:span text:style-name="T4">ühenduste leidmine kasulik, et kustutada kiiresti suuri koguseid andmeid.</text:span></text:p>
      <text:p text:style-name="P17"/>
      <text:p text:style-name="P17"/>
      <text:p text:style-name="P17"/>
      <text:p text:style-name="P18">Partnerile, userile, companyle uue välja lisamine</text:p>
      <text:p text:style-name="P18"/>
      <text:p text:style-name="P18">Kui lisad neile tabelitele välja, siis Odoo saab kohe error. Odoo kasutab neid, et authenticate-ida sessiooni ja ta ei saa seda teha, kui columint ei ole.</text:p>
      <text:p text:style-name="P18"/>
      <text:p text:style-name="P18"><text:soft-page-break/>Automaatsel upgrade-il (dockeri confi kaudu) ära pane kahte instansit korraga üles, muidu proovivad mõlemad upgraedida ja lähevad katki</text:p>
      <text:p text:style-name="P18"/>
      <text:p text:style-name="P18">company-dependent väljad ei tohiks katki teha tho</text:p>
      <text:p text:style-name="P18"/>
      <text:p text:style-name="P18"/>
      <text:p text:style-name="P18">ir.rule</text:p>
      <text:p text:style-name="P18"/>
      <text:p text:style-name="P18">Ole ettevaatlik, kui kirjutad reegli, mis lõhub superuser-i ära või ns authenticate-imise ära.</text:p>
      <text:p text:style-name="P19"/>
      <text:p text:style-name="P19"/>
      <text:p text:style-name="P19"/>
      <text:p text:style-name="P18">Gap vs no-gap account move nimede ja sequenceite genereerimine</text:p>
      <text:p text:style-name="P18"/>
      <text:p text:style-name="P5"><text:span text:style-name="T3">Gap vs no gap on – kui Sul on 10 järjestikust arvet nt, siis neil on ka numbrid üksteise järel ja vahet sees ei ole. (1234 mitte 1 4 6 9). mõndades riikides nõutud asi. </text:span><text:span text:style-name="T5">See põhjustab aga concurrent erroreid ja teeb aeglaseks. Vaata TH baasi, kuidas seda kiiremaks teha või maha võtta.</text:span></text:p>
      <text:p text:style-name="P20"/>
      <text:p text:style-name="P21">CONCURRENT ACCESS ERROR tuleb enamasti sellest gap asja poolt</text:p>
      <text:p text:style-name="P21"/>
      <text:p text:style-name="P21"/>
      <text:p text:style-name="P21"/>
      <text:p text:style-name="P21">EVAL – safe_eval vs literal_eval vs eval</text:p>
      <text:p text:style-name="P21"/>
      <text:p text:style-name="P21">eval – väga ebaturvaline. Ära (vähemalt odoos) kasuta </text:p>
      <text:p text:style-name="P21"/>
      <text:p text:style-name="P21">literal_eval – teeb objektiks</text:p>
      <text:p text:style-name="P21"/>
      <text:p text:style-name="P21">safe_eval – odoo enda implementatsioon eval-ist, mis teeb selle turvaliseks. Aga ta ei ole safe, kui sa ise konteksti saadad sudoga objekti – võta alati sudo maha enne kui paned sinna midagi. Samamoodi ole ettevaatlik, mis librasid paned. Kui annad environmenti kaasa, siis ta saab selle environmendi funktsioone kasutada</text:p>
      <text:p text:style-name="P21"/>
      <text:p text:style-name="P21"/>
      <text:p text:style-name="P21">protected/private funktsioonid, alakriipsuga algavad ja xml-rpc</text:p>
      <text:p text:style-name="P21"/>
      <text:p text:style-name="P6"><text:span text:style-name="T3">alakriips teeb pythonis “Kind-of” protected-iks selle. </text:span><text:span text:style-name="T6">Xml-rpc-ga nt ei saa alakriipsuga funktsioone välja kutsuda.</text:span></text:p>
      <text:p text:style-name="P22"/>
      <text:p text:style-name="P7"><text:span text:style-name="T3">Kui on kriitline funktsioon, pange alakriips ette.</text:span></text:p>
      <text:p text:style-name="P7"><text:span text:style-name="T5">T</text:span><text:span text:style-name="T3">ee vahemudelid, et anda olulistest tabelitest infot (res partner, company jne) </text:span></text:p>
      <text:p text:style-name="P23"/>
      <text:p text:style-name="P23">private funktsioonid algavad kahe alamkriipsuga. - extendimiseks ja käsitsi väljakutsumiseks peab classinime ette panema : _classname_ __</text:p>
      <text:p text:style-name="P23"/>
      <text:p text:style-name="P23">rpc kasutaja on odoo eeldustel päriselt Odoo litsentsiga kasutaja. Mõtle läbi ja proovi läbi, kui teed rpc kasutaja – mida ta näeb ja mida ta tohib näha.</text:p>
      <text:p text:style-name="P23">Võimalusel tee eraldi kasutaja roll, millega annad minimaalsed õigused, eraldi tabelitest funktsioonid. Eraldi mudeliga on hea anda ka õigust ainult sellele mudelile. </text:p>
      <text:p text:style-name="P23"/>
      <text:p text:style-name="P23"/>
      <text:p text:style-name="P23"/>
      <text:p text:style-name="P24"><text:soft-page-break/></text:p>
      <text:p text:style-name="P25">SQL injection</text:p>
      <text:p text:style-name="P25"/>
      <text:p text:style-name="P8">self.env.cr võimaldab execute-ida sql-i ja sinna on võimalik saata ka kasutaja sisendeid.</text:p>
      <text:p text:style-name="P8"/>
      <text:p text:style-name="P8">Ära kasuta % et seda parameetrit edasi saata, kasuta koma või veel parem, tee query valmis ja pane parameetrid otse execute-i. </text:p>
      <text:p text:style-name="P8"/>
      <text:p text:style-name="P8"/>
      <text:p text:style-name="P8"><text:span text:style-name="T7">Confi parameetrid:</text:span> </text:p>
      <text:p text:style-name="P8"/>
      <text:p text:style-name="P8">limiidid on per worker.</text:p>
      <text:p text:style-name="P8"/>
      <text:p text:style-name="P8">Soft limiit peaks olema ca 80-90% hard limiidist. (või min 0.5 GB, 2.5 GB)</text:p>
      <text:p text:style-name="P8"><text:line-break/>Liiga madal restardib liiga tihti, liiga kõrge laseb mälul täis joosta <text:s/>ja arvuti on koormatud.</text:p>
      <text:p text:style-name="P8">Liiga tihti restartimist näed, kui “Worker (xxx) exiting” pidevalt logides)</text:p>
      <text:p text:style-name="P8"/>
      <text:p text:style-name="P8">Kui Sa paned liiga lähedale hardile soft limiidi, siis worker jääb OS-ilt küsima mälu, ta ei saa seda ja workerit ei recyclita ja worker jääb lihtsalt mälu kinni hoidma, kuna tal on mälu vaja, ta ei saa seda, aga ta ei restardi ka. (kuna soft limit kontrollitakse PEALE tegevust ehk tegevuse ajal kasutatakse üle soft limiti ja see läheb siis üle hard limiti, aga soft limit justkui täis ei saa)</text:p>
      <text:p text:style-name="P8"/>
      <text:p text:style-name="P8">Seda on kõige parem testida seal, kus kõige rohkem andmeid päritakse. TH puhul nt kassa </text:p>
      <text:p text:style-name="P8"/>
      <text:p text:style-name="P8">cpu limiidid: limit_time_cpu ja limit_time_real – cpu on soft limit n-ö.</text:p>
      <text:p text:style-name="P9">Postgresi poole peal päringut ei peatata kui limit_time_real kätte jõuab, ainult Odoo poolne päring.</text:p>
      <text:p text:style-name="P9"/>
      <text:p text:style-name="P9">limit_request kontrollib päringute arvu, limit_time_cpu on aja soft limit põmst. Vaata Vedleri doci.</text:p>
      <text:p text:style-name="P9"/>
      <text:p text:style-name="P9">http_enable – <text:span text:style-name="T2">ära pane False</text:span><text:span text:style-name="T8"> – et meetrikale saab ligi. </text:span></text:p>
      <text:p text:style-name="P9"/>
      <text:p text:style-name="P9">workers – negatiivne number tähendab, et ei panda workereid. 0 tähendab, et odoo pannakse teistmoodi käima. <text:span text:style-name="T1">ÄRA PANE 0. </text:span>Vanasti suutis 1 worker katta 50 userit. Tradehouse-is 3-4 userit per worker. </text:p>
      <text:p text:style-name="P9"/>
      <text:p text:style-name="P9">max_cron_threads - </text:p>
      <text:p text:style-name="P9"/>
      <text:p text:style-name="P9"/>
      <text:p text:style-name="P10">websocketite loogika</text:p>
      <text:p text:style-name="P10"/>
      <text:p text:style-name="P10">Vanasti oli longpolling ja iga tab tegi oma longpollingut – ehk instant messageite jaoks pärimist.</text:p>
      <text:p text:style-name="P10">Nüüd on shared worker, mis handle-ib kõiki longpollingut. Gevent port</text:p>
      <text:p text:style-name="P10"/>
      <text:p text:style-name="P10">Websocket vajab nginx poolelt eraldi location blokki. <text:span text:style-name="T9">Peab paika panema kaks upgrade headerit</text:span></text:p>
      <text:p text:style-name="P10"/>
      <text:p text:style-name="P10">Debuggingu alt leiab shared workerite alt üles siis. </text:p>
      <text:p text:style-name="P10"/>
      <text:p text:style-name="P10">Arvesta, et kui teed uusi kanaleid, turvaauditi poole pealt, kas sellega saab mingit häda tekitada.</text:p>
      <text:p text:style-name="P10"/>
      <text:p text:style-name="P10">message_notify on see, mis annab teate geventile, et on vaja vaadata, et uus sõnum on.</text:p>
      <text:p text:style-name="P11">H5BP reegel ngnix-i seadistamiseks – H5 boilerplate – uuri.</text:p>
      <text:p text:style-name="P11"><text:soft-page-break/>Ngnixist veel vaata upstream ülesehitust</text:p>
      <text:p text:style-name="P11"/>
      <text:p text:style-name="P11">mail.channel – loob kanaleid, kuhu subscribitakse. - iga chat, mis avad on eraldi kanal ja see kanal on siis see, mis notify-ib. Channel avatakse js poole peal. “<text:span text:style-name="T10">add_channel_callback”</text:span></text:p>
      <text:p text:style-name="P11"/>
      <text:p text:style-name="P12">Webscoket on halvem kui longpolling, kuna server saab ise kliendil käivitada asju, mida klient otseselt palunud pole. Longpolling on halvem, kuna kasutab rohkem ressursi</text:p>
      <text:p text:style-name="P12"/>
      <text:p text:style-name="P12"/>
      <text:p text:style-name="P12">sudo ja env(su=flag) kasutamine (sama asi pmst)</text:p>
      <text:p text:style-name="P12"/>
      <text:p text:style-name="P12">Ole ettevaatlik. Mõtle läbi, mida kõike kasutaja saab sellega veel teha. Kui tagastad, pane sudo false tagasi, vastasel juhul võib kasutaja saada errori, et tal ei ole õigus ligipääseda nendele andmetele. Või veel hullem ta saab nendele ligi, millele ei tohiks. </text:p>
      <text:p text:style-name="P12"/>
      <text:p text:style-name="P12">compute-il on “compute_sudo” parameeter selle jaoks hoopis</text:p>
      <text:p text:style-name="P12"/>
      <text:p text:style-name="P12"/>
      <text:p text:style-name="P12"/>
      <text:p text:style-name="P12">IoT kasutamine.</text:p>
      <text:p text:style-name="P12"/>
      <text:p text:style-name="P12">Kogu teema on ohtlik, eriti just turvaprobleemide poole pealt. Juurutajad peaksid kindlasti üle vaatama, et IoT võrk on privaatne. Samuti tuleks parooli muuta. </text:p>
      <text:p text:style-name="P12"/>
      <text:p text:style-name="P13">IoT asjad peavad olema ka VÄGA POMMIKINDLAD – TH näitel kui üks IOT masin on maas on kogu TH firma kassad igas riigis maas, kuna kogu info pidi sealt kassast läbi käima. Tavaliselt aga on konkreetne kassa maas siis</text:p>
      <text:p text:style-name="P13"/>
      <text:p text:style-name="P14">Ole ettevaatlik ka IoT logidega – need salvestatakse vähemalt ajutiselt maha ning kui mälu saab täis pole IoT responsive.</text:p>
      <text:p text:style-name="P14"/>
      <text:p text:style-name="P14"/>
      <text:p text:style-name="P14"/>
      <text:p text:style-name="P15">compute/inverse vs constrains vs onchange vs create/write/unlink</text:p>
      <text:p text:style-name="P14"/>
      <text:p text:style-name="P14"/>
      <text:p text:style-name="P16">postcommit.add – lisab funktsiooni, mida commit on läbi läinud. Läheb ainult siis läbi, kui commit läheb läbi. Andmeid peab ilmselt uuesti browsima. </text:p>
      <text:p text:style-name="P16"/>
      <text:p text:style-name="P16">Vaata _track_finalize või _track_discard – precommit on ka olemas. Vaata k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0:17:04.183570867</meta:creation-date>
    <dc:date>2023-12-14T13:54:17.569467111</dc:date>
    <meta:editing-duration>PT53M27S</meta:editing-duration>
    <meta:editing-cycles>2</meta:editing-cycles>
    <meta:generator>LibreOffice/7.3.7.2$Linux_X86_64 LibreOffice_project/30$Build-2</meta:generator>
    <meta:document-statistic meta:table-count="0" meta:image-count="0" meta:object-count="0" meta:page-count="5" meta:paragraph-count="77" meta:word-count="1113" meta:character-count="7553" meta:non-whitespace-character-count="6471"/>
  </office:meta>
</office:document-meta>
</file>